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35cm"/>
    </style:style>
    <style:style style:name="co2" style:family="table-column">
      <style:table-column-properties fo:break-before="auto" style:column-width="13.508cm"/>
    </style:style>
    <style:style style:name="co3" style:family="table-column">
      <style:table-column-properties fo:break-before="auto" style:column-width="12.698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8"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0:00:07.664</text:p>
          </table:table-cell>
          <table:table-cell office:value-type="string" calcext:value-type="string">
            <text:p><text:s/></text:p>
          </table:table-cell>
          <table:table-cell office:value-type="string" calcext:value-type="string">
            <text:p>Beginn Tutorialmonat</text:p>
          </table:table-cell>
        </table:table-row>
        <table:table-row table:style-name="ro1">
          <table:table-cell table:number-columns-repeated="3"/>
        </table:table-row>
        <table:table-row table:style-name="ro1">
          <table:table-cell office:value-type="string" calcext:value-type="string">
            <text:p>00:00:08.663</text:p>
          </table:table-cell>
          <table:table-cell office:value-type="string" calcext:value-type="string">
            <text:p><text:s/>So, also ich rede jetzt einfach vor mich hin, ne?</text:p>
          </table:table-cell>
          <table:table-cell/>
        </table:table-row>
        <table:table-row table:style-name="ro1">
          <table:table-cell table:number-columns-repeated="3"/>
        </table:table-row>
        <table:table-row table:style-name="ro1">
          <table:table-cell office:value-type="string" calcext:value-type="string">
            <text:p>00:00:13.413</text:p>
          </table:table-cell>
          <table:table-cell office:value-type="string" calcext:value-type="string">
            <text:p><text:s/>Also, es gibt ein Bett, ein Regal, ein Tisch und ein Stuhl, und jetzt, das Bett ist viel wert, die kosten vier Geld, ahja. und vier Holz braucht man dafür, und drei Steine. </text:p>
          </table:table-cell>
          <table:table-cell/>
        </table:table-row>
        <table:table-row table:style-name="ro1">
          <table:table-cell table:number-columns-repeated="3"/>
        </table:table-row>
        <table:table-row table:style-name="ro1">
          <table:table-cell office:value-type="string" calcext:value-type="string">
            <text:p>00:00:31.163</text:p>
          </table:table-cell>
          <table:table-cell office:value-type="string" calcext:value-type="string">
            <text:p><text:s/>Und das Regal ist sieben Geld wert und kostet fünf Holz und sieben Steine und es dauert irgendwelche Stunden. Wsc-Stunden und Wsd-Stunden. Ah, ich kann das in verschiedenen Werkstätten produzieren scheinbar, und es dauert da unterschiedlich lange. </text:p>
          </table:table-cell>
          <table:table-cell/>
        </table:table-row>
        <table:table-row table:style-name="ro1">
          <table:table-cell table:number-columns-repeated="3"/>
        </table:table-row>
        <table:table-row table:style-name="ro1">
          <table:table-cell office:value-type="string" calcext:value-type="string">
            <text:p>00:00:57.413</text:p>
          </table:table-cell>
          <table:table-cell office:value-type="string" calcext:value-type="string">
            <text:p><text:s/>Oder es braucht beide Werkstätten und braucht sowohl drei Stunden, als auch vier Stunden, also dann insgesamt sieben Stunden. Hm, das ist mir nicht so ganz klar. Ok, ich habe jetzt null Geld verdient, und wenn ich jetzt zehn Betten produziere, dann habe ich 40 Geld verdient. Und habe in wsd nicht mehr - Ah, jetzt kann ich das ja ausprobieren, ob das. Also ich mache jetzt ein Bett. Ah, genau, ok, also ich brauche, in beiden Werkstätten muss ich arbeiten, nicht entweder, oder. Es geht bei c und d Zeit weg, wenn ich ein Bett produziere. </text:p>
          </table:table-cell>
          <table:table-cell office:value-type="string" calcext:value-type="string">
            <text:p>E(B)</text:p>
          </table:table-cell>
        </table:table-row>
        <table:table-row table:style-name="ro1">
          <table:table-cell table:number-columns-repeated="3"/>
        </table:table-row>
        <table:table-row table:style-name="ro1">
          <table:table-cell office:value-type="string" calcext:value-type="string">
            <text:p>00:01:37.163</text:p>
          </table:table-cell>
          <table:table-cell office:value-type="string" calcext:value-type="string">
            <text:p><text:s/>Ok, mit was verdiene ich denn am meisten? Mit einem Regal. Das heißt ich würde mal gucken, wieviele Regale ich maximal produzieren kann. Neun. Da verdiene ich 63. Ok, wenn ich maximal viele Betten produziere nur 52. Und wenn ich maximal Tische produziere 40. Und maximal Stühle: 26. </text:p>
          </table:table-cell>
          <table:table-cell office:value-type="string" calcext:value-type="string">
            <text:p>Maxout All</text:p>
          </table:table-cell>
        </table:table-row>
        <table:table-row table:style-name="ro1">
          <table:table-cell table:number-columns-repeated="3"/>
        </table:table-row>
        <table:table-row table:style-name="ro1">
          <table:table-cell office:value-type="string" calcext:value-type="string">
            <text:p>00:02:06.663</text:p>
          </table:table-cell>
          <table:table-cell office:value-type="string" calcext:value-type="string">
            <text:p><text:s/>Ja und wie plane ich das jetzt? Ähm.. Also, was bleibt denn übrig, wenn ich schonmal sieben Regale (tatsächlich sind es neun) produziert habe? Dann bleibt noch in wsa und wsb ganz viel übrig. </text:p>
          </table:table-cell>
          <table:table-cell office:value-type="string" calcext:value-type="string">
            <text:p>MR, RW: 52,60,1,25</text:p>
          </table:table-cell>
        </table:table-row>
        <table:table-row table:style-name="ro1">
          <table:table-cell table:number-columns-repeated="3"/>
        </table:table-row>
        <table:table-row table:style-name="ro1">
          <table:table-cell office:value-type="string" calcext:value-type="string">
            <text:p>00:02:20.664</text:p>
          </table:table-cell>
          <table:table-cell office:value-type="string" calcext:value-type="string">
            <text:p><text:s/>Und was sind das für Zeichen? Ah, da könnt ich noch Stühle produzieren, oder Tische. Und Stühle (gemeint sind Tische) sind mehr wert, das heißt ich würde noch ganz viele Stühle (gemeint sind Tische) produzieren. Dann habe ich aber nur noch Holz übrig. Daraus kann ich nichts machen. Und wenn ich ganz viele Stühle produziere - habe ich wenig.</text:p>
          </table:table-cell>
          <table:table-cell office:value-type="string" calcext:value-type="string">
            <text:p>++T, T=0, ++S</text:p>
          </table:table-cell>
        </table:table-row>
        <table:table-row table:style-name="ro1">
          <table:table-cell table:number-columns-repeated="3"/>
        </table:table-row>
        <table:table-row table:style-name="ro1">
          <table:table-cell office:value-type="string" calcext:value-type="string">
            <text:p>00:02:58.663</text:p>
          </table:table-cell>
          <table:table-cell office:value-type="string" calcext:value-type="string">
            <text:p><text:s/>Einen Zettel und 'n Stift darf ich nicht benutzen, gell? Da könnt ich nämlich jetzt so schön ausrechnen, was der beste Wert ist. In meinem Kopf kann ich das nicht. </text:p>
          </table:table-cell>
          <table:table-cell/>
        </table:table-row>
        <table:table-row table:style-name="ro1">
          <table:table-cell table:number-columns-repeated="3"/>
        </table:table-row>
        <table:table-row table:style-name="ro1">
          <table:table-cell office:value-type="string" calcext:value-type="string">
            <text:p>00:03:15.413</text:p>
          </table:table-cell>
          <table:table-cell office:value-type="string" calcext:value-type="string">
            <text:p><text:s/>Ok, mach ich nochmal alles auf Null, ich glaub da muss ich mehr überlegen. <text:s/></text:p>
          </table:table-cell>
          <table:table-cell office:value-type="string" calcext:value-type="string">
            <text:p>All=0</text:p>
          </table:table-cell>
        </table:table-row>
        <table:table-row table:style-name="ro1">
          <table:table-cell table:number-columns-repeated="3"/>
        </table:table-row>
        <table:table-row table:style-name="ro1">
          <table:table-cell office:value-type="string" calcext:value-type="string">
            <text:p>00:03:24.663</text:p>
          </table:table-cell>
          <table:table-cell office:value-type="string" calcext:value-type="string">
            <text:p><text:s/>In wsc und wsd brauche ich für die Betten und die Regale, und ich habe 46 Stunden und 52 Stunden. Wie kann ich das am besten auf die beiden aufteilen? Das kann man doch nicht im Kopf rechnen, niemand kann das im Kopf rechnen! <text:s/>Also ich zumindest nicht. Das würde ja auch ein Fabrikleiter überhaupt nicht machen, der hätte dafür ein Excel Programm. Hmm, 46 Stunden.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04:11.663</text:p>
          </table:table-cell>
          <table:table-cell office:value-type="string" calcext:value-type="string">
            <text:p><text:s/>Ah ich muss ja reden, also ich habe jetzt gerade mal hier einfach so ein bisschen rumprobiert mit Kombinationen. Oh, wenn ich acht Regale und zwei Betten produziere, dann komme ich auf mehr als 63, da komm ich auf 64, das heißt das ist doch nicht so gut, einfach nur Regale zu produzieren. </text:p>
          </table:table-cell>
          <table:table-cell/>
        </table:table-row>
        <table:table-row table:style-name="ro1">
          <table:table-cell table:number-columns-repeated="3"/>
        </table:table-row>
        <table:table-row table:style-name="ro1">
          <table:table-cell office:value-type="string" calcext:value-type="string">
            <text:p>00:04:31.663</text:p>
          </table:table-cell>
          <table:table-cell office:value-type="string" calcext:value-type="string">
            <text:p><text:s/>Wahrscheinlich sollte ich das nicht so dumm ausprobieren, nä? Jetzt bin ich wieder bei 64, acht Regale und zwei Betten. Was, wenn ich noch ein Bett wegmache, kann ich dann ein Regal mehr machen? Nein, also acht Regale ist das Maximum, wenn ich dazu noch Betten machen möchte. Und da die beiden ja die einzigen sind, die ich in wsc und wsd machen kann, kann ich die anderen jetzt erstmal ausblenden. Würde ich vermuten. Außer ich guck mir jetzt noch Ressourcen an, aber das mach ich jetzt einfach nicht.</text:p>
          </table:table-cell>
          <table:table-cell/>
        </table:table-row>
        <table:table-row table:style-name="ro1">
          <table:table-cell table:number-columns-repeated="3"/>
        </table:table-row>
        <table:table-row table:style-name="ro1">
          <table:table-cell office:value-type="string" calcext:value-type="string">
            <text:p>00:05:00.913</text:p>
          </table:table-cell>
          <table:table-cell office:value-type="string" calcext:value-type="string">
            <text:p><text:s/>Ja, als ich sage mal ich mache sieben Regale und vier Betten und dann komme ich auf 64, und das ist nämlich mehr wert, als wenn ich komplett neun Regale mache, da bin ich nämlich nur bei 63. Nice. </text:p>
          </table:table-cell>
          <table:table-cell/>
        </table:table-row>
        <table:table-row table:style-name="ro1">
          <table:table-cell table:number-columns-repeated="3"/>
        </table:table-row>
        <table:table-row table:style-name="ro1">
          <table:table-cell office:value-type="string" calcext:value-type="string">
            <text:p>00:05:14.663</text:p>
          </table:table-cell>
          <table:table-cell office:value-type="string" calcext:value-type="string">
            <text:p><text:s/>So, und jetzt geh ich in wsa und wsb, da habe ich nämlich noch ganz viele Stunden übrig. Und da geh ich dann erstmal auf Tische. Wenn ich jetzt maximal Tische mache, bin ich da bei 28. Jetzt gehe ich mal einen runter und mache noch 12 Stühle. Woah, da bin ich ja viel besser, da bin ich ja bei insgesamt 36. Und wenn ich jetzt noch einen Tisch weniger mache, dann bin ich immer noch bei 36. 16, ah da bin ich nur noch bei 34, das heißt ich gehe mal auf acht Stühle und fünf Tische.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06:01.664</text:p>
          </table:table-cell>
          <table:table-cell office:value-type="string" calcext:value-type="string">
            <text:p><text:s/>Da habe ich aber immer noch Ressourcen übrig, aber ich habe in wsa und wsc keine Stunden mehr übrig. </text:p>
          </table:table-cell>
          <table:table-cell office:value-type="string" calcext:value-type="string">
            <text:p>RR: 13,3,0,22,0,20</text:p>
          </table:table-cell>
        </table:table-row>
        <table:table-row table:style-name="ro1">
          <table:table-cell table:number-columns-repeated="3"/>
        </table:table-row>
        <table:table-row table:style-name="ro1">
          <table:table-cell office:value-type="string" calcext:value-type="string">
            <text:p>00:06:07.664</text:p>
          </table:table-cell>
          <table:table-cell office:value-type="string" calcext:value-type="string">
            <text:p><text:s/>Wsa und wsc, äh, ist welches Bild? Ahja, wsa ist dieses grüne mit dem Schornstein. Ne, ich glaub ich lass das jetzt so. Ich habe halt noch richtig viel in wsb und wsd übrig. Das heißt ich könnte noch einen Tisch mehr machen, weil der braucht richtig viel in wsb Zeit, und der Stuhl braucht nur sehr wenig Zeit, nämlich nur eine Stunde gegen 6 Stunden bei wsd, das ist die rote, aber da nimmt sich's nicht viel, ob man Betten oder Regale macht. </text:p>
          </table:table-cell>
          <table:table-cell/>
        </table:table-row>
        <table:table-row table:style-name="ro1">
          <table:table-cell table:number-columns-repeated="3"/>
        </table:table-row>
        <table:table-row table:style-name="ro1">
          <table:table-cell office:value-type="string" calcext:value-type="string">
            <text:p>00:06:52.913</text:p>
          </table:table-cell>
          <table:table-cell office:value-type="string" calcext:value-type="string">
            <text:p><text:s/>Ne, ich glaub ich bin, ich glaub das ist die perfekte Lösung. So, jetzt sehen wir mal ob das so ist. </text:p>
          </table:table-cell>
          <table:table-cell office:value-type="string" calcext:value-type="string">
            <text:p>RR: 13,3,0,22,0,20</text:p>
          </table:table-cell>
        </table:table-row>
        <table:table-row table:style-name="ro1">
          <table:table-cell table:number-columns-repeated="3"/>
        </table:table-row>
        <table:table-row table:style-name="ro1">
          <table:table-cell office:value-type="string" calcext:value-type="string">
            <text:p>00:06:55.414</text:p>
          </table:table-cell>
          <table:table-cell office:value-type="string" calcext:value-type="string">
            <text:p><text:s/></text:p>
          </table:table-cell>
          <table:table-cell office:value-type="string" calcext:value-type="string">
            <text:p>Probemonat beendet (Gold: 100/103, Hergestellt: [2,8,5,8] Möglich: [7,5,7,6])</text:p>
          </table:table-cell>
        </table:table-row>
        <table:table-row table:style-name="ro1">
          <table:table-cell table:number-columns-repeated="3"/>
        </table:table-row>
        <table:table-row table:style-name="ro1">
          <table:table-cell office:value-type="string" calcext:value-type="string">
            <text:p>00:06:57.663</text:p>
          </table:table-cell>
          <table:table-cell office:value-type="string" calcext:value-type="string">
            <text:p><text:s/>Scheiße! 103 wäre möglich gewesen. Ok, ja. So frustrierend. Ähhm, hergestellt: 2 Betten, 8 Regale, 5 Tische, 8 Stühle. Mögliches Vorgehen: 7 Betten und 5 Regale, das hätte mehr gegeben? Was? Ja ok, ich müsste jetzt nochmal diese Regler sehen, um mir das genau, also ich kann das jetzt gar nicht nachvollziehen, aber ich glaube jetzt einfach mal, dass das so stimmt. Aber, also vermutlich.. Tja, weiß ich jetzt auch nicht, warum das so ist, ich hab das doch ausprobiert! Also, auf jeden Fall mehr Betten, weniger Regale, und mehr Stühle, und weniger Tische. Ne, mehr Stühle, ja doch, mehr Stühle und weniger Tische. Das heißt ich muss vielleicht mehr von den billigeren Sachen produzieren. Nagut. </text:p>
          </table:table-cell>
          <table:table-cell/>
        </table:table-row>
        <table:table-row table:style-name="ro1">
          <table:table-cell table:number-columns-repeated="3"/>
        </table:table-row>
        <table:table-row table:style-name="ro1">
          <table:table-cell office:value-type="string" calcext:value-type="string">
            <text:p>00:08:04.913</text:p>
          </table:table-cell>
          <table:table-cell office:value-type="string" calcext:value-type="string">
            <text:p><text:s/>Naja, erfolgreich war ich ja nicht, habe drei Euro zu wenig verdient. </text:p>
          </table:table-cell>
          <table:table-cell/>
        </table:table-row>
        <table:table-row table:style-name="ro1">
          <table:table-cell table:number-columns-repeated="3"/>
        </table:table-row>
        <table:table-row table:style-name="ro1">
          <table:table-cell office:value-type="string" calcext:value-type="string">
            <text:p>00:08:07.66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08:10.163</text:p>
          </table:table-cell>
          <table:table-cell office:value-type="string" calcext:value-type="string">
            <text:p><text:s/>Ok, ein neuer Monat. Neuer Profit. Also neuer Profit, was soll das bedeuten? Warum sind da so grüne Sachen, und so weiße Dinger? Also es gibt Betten, Regale, Tische und Stühle, das kenn ich schon. Ok, ich hab 102 Holz und 118 Steine und.. Ah so! Ah, vielleicht bedeutet das, neuer Profit bedeutet, Betten sind jetzt immer noch viel wert, und Regale sind jetzt aber 8 wert und nicht mehr sieben, und Tische sind jetzt nicht mehr vier wert sondern fünf. Ok, Ja, also alles ist mehr wert geworden außer Betten, die sind gleich viel wert geworden. Und ich habe mir, ich denke mir, vielleicht sollte ich mehr billig produzieren. Hier wird mehr auf Quantität gesetzt als auf Qualität. Ok, starten, so.</text:p>
          </table:table-cell>
          <table:table-cell/>
        </table:table-row>
        <table:table-row table:style-name="ro1">
          <table:table-cell table:number-columns-repeated="3"/>
        </table:table-row>
        <table:table-row table:style-name="ro1">
          <table:table-cell office:value-type="string" calcext:value-type="string">
            <text:p>00:09:03.413</text:p>
          </table:table-cell>
          <table:table-cell office:value-type="string" calcext:value-type="string">
            <text:p><text:s/></text:p>
          </table:table-cell>
          <table:table-cell office:value-type="string" calcext:value-type="string">
            <text:p>Monat 1 beginnt</text:p>
          </table:table-cell>
        </table:table-row>
        <table:table-row table:style-name="ro1">
          <table:table-cell table:number-columns-repeated="3"/>
        </table:table-row>
        <table:table-row table:style-name="ro1">
          <table:table-cell office:value-type="string" calcext:value-type="string">
            <text:p>00:09:16.413</text:p>
          </table:table-cell>
          <table:table-cell office:value-type="string" calcext:value-type="string">
            <text:p><text:s/>Also ich kann auf jeden Fall in wsb, in wsb kann ich sehr viel Stühle produzieren. Moment, ist es wieder genauso aufgeteilt, dass die Werkstätten für Tische und Stühle sind wsa und wsb? Ja. </text:p>
          </table:table-cell>
          <table:table-cell office:value-type="string" calcext:value-type="string">
            <text:p>MS</text:p>
          </table:table-cell>
        </table:table-row>
        <table:table-row table:style-name="ro1">
          <table:table-cell table:number-columns-repeated="3"/>
        </table:table-row>
        <table:table-row table:style-name="ro1">
          <table:table-cell office:value-type="string" calcext:value-type="string">
            <text:p>00:09:34.913</text:p>
          </table:table-cell>
          <table:table-cell office:value-type="string" calcext:value-type="string">
            <text:p><text:s/>Ok, wenn ich dreizehn Stühle produziere, kann ich keine Tische mehr produzieren. Und wenn ich fünf Stühle produziere, ja, kann ich noch acht Tische, das ist auf jeden Fall besser. Ich kann vier Stühle und neun Tische machen, dann hab ich 57. Oder wenn ich nur 8 Stühle (gemeint sind Tische) mache und dafür fünf Stühle, dann hab ich 55. Das ist also schlechter. </text:p>
          </table:table-cell>
          <table:table-cell office:value-type="string" calcext:value-type="string">
            <text:p>E(S,T)</text:p>
          </table:table-cell>
        </table:table-row>
        <table:table-row table:style-name="ro1">
          <table:table-cell table:number-columns-repeated="3"/>
        </table:table-row>
        <table:table-row table:style-name="ro1">
          <table:table-cell office:value-type="string" calcext:value-type="string">
            <text:p>00:10:12.163</text:p>
          </table:table-cell>
          <table:table-cell office:value-type="string" calcext:value-type="string">
            <text:p><text:s/>Ist ja voll gut, weil jetzt habe ich mehr Tische als Stühle, und die sind billiger, ah, ne, die sind ja jetzt teurer geworden. Na, die waren vorher glaub ich auch schon teurer. Ok. Dann nochmal probieren, ob ich vielleicht doch mehr Stühle machen sollte? Ne, ne, ne, das ist gar nicht gut. </text:p>
          </table:table-cell>
          <table:table-cell/>
        </table:table-row>
        <table:table-row table:style-name="ro1">
          <table:table-cell table:number-columns-repeated="3"/>
        </table:table-row>
        <table:table-row table:style-name="ro1">
          <table:table-cell office:value-type="string" calcext:value-type="string">
            <text:p>00:10:31.413</text:p>
          </table:table-cell>
          <table:table-cell office:value-type="string" calcext:value-type="string">
            <text:p><text:s/>Also, neun Tische und drei Stühle. Vielleicht ist es auch dumm, dass ich immer nach den Werkstattstunden gehe, und nie nach den Holz- und Metall. Aber Holz und Metall scheint mir irgendwie, es brauchen ja eh alle, und davon hab ich ja auch irgendwie voll viel. </text:p>
          </table:table-cell>
          <table:table-cell/>
        </table:table-row>
        <table:table-row table:style-name="ro1">
          <table:table-cell table:number-columns-repeated="3"/>
        </table:table-row>
        <table:table-row table:style-name="ro1">
          <table:table-cell office:value-type="string" calcext:value-type="string">
            <text:p>00:10:47.663</text:p>
          </table:table-cell>
          <table:table-cell office:value-type="string" calcext:value-type="string">
            <text:p><text:s/>Dann guck ich jetzt mal Regale, weil Regale geben richtig viel Knaster. Ich könnte neun Regale bauen, aber dann könnt ich keine Betten mehr bauen, und dann verdiene ich 72. Und wenn ich jetzt mal nur fünf Regale baue und... dann verdiene ich 68. Das ist also schlecht, also wieder mehr Regale.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11:12.414</text:p>
          </table:table-cell>
          <table:table-cell office:value-type="string" calcext:value-type="string">
            <text:p><text:s/>Ne, geht nicht, zu wenig Zeit in wsc. 125 Gesamtverdienst, dann geh ich, mhmm! </text:p>
          </table:table-cell>
          <table:table-cell/>
        </table:table-row>
        <table:table-row table:style-name="ro1">
          <table:table-cell table:number-columns-repeated="3"/>
        </table:table-row>
        <table:table-row table:style-name="ro1">
          <table:table-cell office:value-type="string" calcext:value-type="string">
            <text:p>00:11:23.663</text:p>
          </table:table-cell>
          <table:table-cell office:value-type="string" calcext:value-type="string">
            <text:p><text:s/>Also Regal braucht irgendwie viel Zeit in wsc. Was ist wsc? Das Grüne? Ja, ok, das braucht halt auch richtig viel Zeit. Dann geh ich runter für Betten, und nehme mehr Regale. Also, sieben Regale und drei Betten, bin ich bei 125 insgesamt. Wenn ich noch ein ein Bett weniger nehme, und ein Regal mehr, bin ich auch bei 125. </text:p>
          </table:table-cell>
          <table:table-cell/>
        </table:table-row>
        <table:table-row table:style-name="ro1">
          <table:table-cell table:number-columns-repeated="3"/>
        </table:table-row>
        <table:table-row table:style-name="ro1">
          <table:table-cell office:value-type="string" calcext:value-type="string">
            <text:p>00:11:51.663</text:p>
          </table:table-cell>
          <table:table-cell office:value-type="string" calcext:value-type="string">
            <text:p><text:s/>äähm, sparen ist ja nicht sinnvoll, stand in der Einleitung. Das heißt, es bringt jetzt auch nichts, also, es ist eigentlich jetzt völlig egal, ob ich acht Regale und ein Bett mache, oder sieben Regale und drei Betten. Weil das ja genauso auf 125 kommt. Wenn ich des jetzt mal so lasse, ja, dann habe ich in wsa nichts mehr übrig und wsa gehört zu .. hmm.. aber ich habe jetzt immer noch Zeit in wsc und wsd übrig und noch Holz und Metall. Da sollte doch eigentlich noch was gehen. Wir müssen ja alles ausnutzen. </text:p>
          </table:table-cell>
          <table:table-cell office:value-type="string" calcext:value-type="string">
            <text:p>RR: 21,11,0,2,2,19 </text:p>
          </table:table-cell>
        </table:table-row>
        <table:table-row table:style-name="ro1">
          <table:table-cell table:number-columns-repeated="3"/>
        </table:table-row>
        <table:table-row table:style-name="ro1">
          <table:table-cell office:value-type="string" calcext:value-type="string">
            <text:p>00:12:25.163</text:p>
          </table:table-cell>
          <table:table-cell office:value-type="string" calcext:value-type="string">
            <text:p><text:s/>wsc und wsd sind Betten und Regale. Aber ich habe nur noch zwei Stunden in wsc, und in wsc, nagut, brauch ich halt für beides mehr, nämlich drei und fünf Stunden. Aber da kann ich jetzt wohl nichts ändern, dann bleibt das halt übrig. Weil, ich kann ja nicht Tische und Stühle, kann ich da nicht machen, außerdem würden die auch alle viel zu lange dauern. Und, in Wsd ist noch super viel übrig. Kann ich das noch irgendwie umhandlen?. </text:p>
          </table:table-cell>
          <table:table-cell office:value-type="string" calcext:value-type="string">
            <text:p>E(B,R)</text:p>
          </table:table-cell>
        </table:table-row>
        <table:table-row table:style-name="ro1">
          <table:table-cell table:number-columns-repeated="3"/>
        </table:table-row>
        <table:table-row table:style-name="ro1">
          <table:table-cell office:value-type="string" calcext:value-type="string">
            <text:p>00:13:09.413</text:p>
          </table:table-cell>
          <table:table-cell office:value-type="string" calcext:value-type="string">
            <text:p><text:s/>Ohja! Tatsächlich! Wenn ich nämlich, weil, also, ja. Ich kann dann neun Regale und null Betten machen, dann ist plötzlich bei 129. Dann habe ich auch mehr Zeit in wsc. Ah, ok, <text:s/>das ist aber auch bei 129 wenn ich acht Regale und zwei Betten mache. Das kommt mir komisch vor, weil, als ob's zwei beste Lösungen gibt. Na doch, vielleicht. </text:p>
          </table:table-cell>
          <table:table-cell/>
        </table:table-row>
        <table:table-row table:style-name="ro1">
          <table:table-cell table:number-columns-repeated="3"/>
        </table:table-row>
        <table:table-row table:style-name="ro1">
          <table:table-cell office:value-type="string" calcext:value-type="string">
            <text:p>00:13:45.663</text:p>
          </table:table-cell>
          <table:table-cell office:value-type="string" calcext:value-type="string">
            <text:p><text:s/>Ja ok, das ist schonmal besser. Ich habe jetzt in wsa und wsc keine Stunden mehr. Und sparen bringt ja nichts. Aber eigentlich ist's doch besser, wenn ich genau gleichviel verdiene, aber in weniger Stunden arbeiten muss, weil die kosten ja auch, aber.. Das ist glaube ich hier nicht mit einberechnet, aber, so rein rechnerisch wäre es ja so. </text:p>
          </table:table-cell>
          <table:table-cell/>
        </table:table-row>
        <table:table-row table:style-name="ro1">
          <table:table-cell table:number-columns-repeated="3"/>
        </table:table-row>
        <table:table-row table:style-name="ro1">
          <table:table-cell office:value-type="string" calcext:value-type="string">
            <text:p>00:14:20.913</text:p>
          </table:table-cell>
          <table:table-cell office:value-type="string" calcext:value-type="string">
            <text:p><text:s/>Wie war das jetzt nochmal? Ich bin jetzt bei 129, und, genau, so ginge es aber auch. Ich könnte auch mehr Regale machen, dann hätte ich noch eine Stunde mehr. Ja, aber, sparen, es wurde mir gesagt sparen ist Quatsch. Also gehe ich jetzt auf, ja doch, ist ok, 129, Monat beenden </text:p>
          </table:table-cell>
          <table:table-cell office:value-type="string" calcext:value-type="string">
            <text:p>RR: 23,6,0,2,1,25</text:p>
          </table:table-cell>
        </table:table-row>
        <table:table-row table:style-name="ro1">
          <table:table-cell table:number-columns-repeated="3"/>
        </table:table-row>
        <table:table-row table:style-name="ro1">
          <table:table-cell office:value-type="string" calcext:value-type="string">
            <text:p>00:14:41.413</text:p>
          </table:table-cell>
          <table:table-cell office:value-type="string" calcext:value-type="string">
            <text:p><text:s/></text:p>
          </table:table-cell>
          <table:table-cell office:value-type="string" calcext:value-type="string">
            <text:p>Monat 1 beendet (Gold: 129/129, Hergestellt: [0,9,9,4] Möglich [2,8,9,4])</text:p>
          </table:table-cell>
        </table:table-row>
        <table:table-row table:style-name="ro1">
          <table:table-cell table:number-columns-repeated="3"/>
        </table:table-row>
        <table:table-row table:style-name="ro1">
          <table:table-cell office:value-type="string" calcext:value-type="string">
            <text:p>00:14:43.663</text:p>
          </table:table-cell>
          <table:table-cell office:value-type="string" calcext:value-type="string">
            <text:p><text:s/>JA! Optimale Lösung, also, ja ok. Also ich bewerte meine Lösung, die ist sehr gut, weil ich habe das optimale Geld herausgeholt. Aber, die haben eine andere Lösung genommen. Aber die hatte ich ja auch vorher kommentiert, das heißt die haben die zwei Betten und die acht Regale genommen, und ich hatte die null Betten und neun Regale genommen, aber das kommt auf's Gleiche raus. Und ich habe noch weniger Arbeitsstunden gebraucht möchte ich hier betonen, das heißt eigentlich ist es auch schon besser. Aber naja. Weiter. Yes, ich kriege einen Stern!</text:p>
          </table:table-cell>
          <table:table-cell/>
        </table:table-row>
        <table:table-row table:style-name="ro1">
          <table:table-cell table:number-columns-repeated="3"/>
        </table:table-row>
        <table:table-row table:style-name="ro1">
          <table:table-cell office:value-type="string" calcext:value-type="string">
            <text:p>00:15:16.16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15:19.663</text:p>
          </table:table-cell>
          <table:table-cell office:value-type="string" calcext:value-type="string">
            <text:p><text:s/>Jetzt werden Betten mehr wert und Regale, und Tische weniger. Ach, das sind Pfeile. Das sind gar keine Hügel oder Gauß-Verteilungen. Und, die Tische werden weniger wert und die Stühle auch, und die Rohstoffe. Nagut, bisher habe ich die Rohstoffe irgendwie nicht so wirklich beachtet, aber vielleicht muss ich das ja irgendwann mal. Gut.</text:p>
          </table:table-cell>
          <table:table-cell/>
        </table:table-row>
        <table:table-row table:style-name="ro1">
          <table:table-cell table:number-columns-repeated="3"/>
        </table:table-row>
        <table:table-row table:style-name="ro1">
          <table:table-cell office:value-type="string" calcext:value-type="string">
            <text:p>00:15:42.913</text:p>
          </table:table-cell>
          <table:table-cell office:value-type="string" calcext:value-type="string">
            <text:p><text:s/></text:p>
          </table:table-cell>
          <table:table-cell office:value-type="string" calcext:value-type="string">
            <text:p>Monat 2 beginnt. </text:p>
          </table:table-cell>
        </table:table-row>
        <table:table-row table:style-name="ro1">
          <table:table-cell table:number-columns-repeated="3"/>
        </table:table-row>
        <table:table-row table:style-name="ro1">
          <table:table-cell office:value-type="string" calcext:value-type="string">
            <text:p>00:15:48.663</text:p>
          </table:table-cell>
          <table:table-cell office:value-type="string" calcext:value-type="string">
            <text:p><text:s/>So, jetzt, die Fabriken sind wieder gleich, nä? Ja. Oder Werkstätten. Und dann fange ich wieder hier unten an. Okay, ich könnte 26 Euro verdienen, wenn ich nur Stühle herstelle und keine Tische, aber, dann ist wsa halt leer, aber wsb hat noch richtig viel. </text:p>
          </table:table-cell>
          <table:table-cell office:value-type="string" calcext:value-type="string">
            <text:p>MS</text:p>
          </table:table-cell>
        </table:table-row>
        <table:table-row table:style-name="ro1">
          <table:table-cell table:number-columns-repeated="3"/>
        </table:table-row>
        <table:table-row table:style-name="ro1">
          <table:table-cell office:value-type="string" calcext:value-type="string">
            <text:p>00:16:12.414</text:p>
          </table:table-cell>
          <table:table-cell office:value-type="string" calcext:value-type="string">
            <text:p><text:s/>Das ist sinnvoll, dass ich dann auch noch ein paar Tische mache. Wenn ich nur Tische mache, kriege ich 30. Vorher habe ich 26 gekriegt, oder, also sind Tische schonmal besser, wenn ich nur Tische machen würde. Aber dann habe ich noch in wsa übrig, das heißt ich muss da auch schon bisschen ausgleichen. Nehme ich mal fünf Tische. Ok, dann bin ich schon besser, bin ich bei 31, wenn ich fünf Tische und acht Stühle nehme.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16:39.163</text:p>
          </table:table-cell>
          <table:table-cell office:value-type="string" calcext:value-type="string">
            <text:p><text:s/>Dann geh ich Stühle nochmal zurück, Tische mehr, hat das jetzt was gebracht? Ja. Eins hat's gebracht, ok. Dann geh ich nochmal einen Stuhl weg, und einen Tisch mehr, ja, das hat schon wieder was gebracht. Ein Stuhl weg, ein Tisch mehr, hat das was gebracht? Ich sollte mir das besser merken. Ja, es hat was gebracht. Ähm, sind 34, oh, es wird immer besser, wenn ich einen Stuhl wegnehme und einen Tisch dazumache. Ne, jetzt geht's nicht mehr. Ok. Moment, war ich nicht bei 35? Ja.</text:p>
          </table:table-cell>
          <table:table-cell/>
        </table:table-row>
        <table:table-row table:style-name="ro1">
          <table:table-cell table:number-columns-repeated="3"/>
        </table:table-row>
        <table:table-row table:style-name="ro1">
          <table:table-cell office:value-type="string" calcext:value-type="string">
            <text:p>00:17:19.413</text:p>
          </table:table-cell>
          <table:table-cell office:value-type="string" calcext:value-type="string">
            <text:p><text:s/>Also ich denke, dass ich maximal 35 Euro verdienen kann mit Tischen und Stühlen. Nämlich mit vier Stühlen und neun Tischen. Aber eventuell, ja, doch, ich denke das ist erstmal gut. </text:p>
          </table:table-cell>
          <table:table-cell/>
        </table:table-row>
        <table:table-row table:style-name="ro1">
          <table:table-cell table:number-columns-repeated="3"/>
        </table:table-row>
        <table:table-row table:style-name="ro1">
          <table:table-cell office:value-type="string" calcext:value-type="string">
            <text:p>00:17:28.913</text:p>
          </table:table-cell>
          <table:table-cell office:value-type="string" calcext:value-type="string">
            <text:p><text:s/>Jetzt guck ich mir mal die anderen Werkstätten an, ich hoffe das mir.. Ach, das ist gar kein Stein, das ist Metall. Naja, gut, ich hoffe, dass mir nicht das Metall ausgeht. Jetzt gucke ich mir erstmal an, Regale. Ahja, da geht mir jetzt nämlich das Metall aus, mhm. 65. Ohh, ok. Geht mir hier auch das? Ja, hier geht mir auch das Metall aus. Scheiße. Ich glaub das wird hier komplizierter.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17:59.663</text:p>
          </table:table-cell>
          <table:table-cell office:value-type="string" calcext:value-type="string">
            <text:p><text:s/>Also, jetzt hab ich hier 83. Es ist viel besser, wenn ich nur Betten produziere als nur Regale. Obwohl die günstiger sind. Jetzt schau ich mal, wenn ich beides produziere, ne, es wird nicht besser. Regale brauchen viel zu viel Metall. Mhmm, nicht genug Metall, nicht genug Metall..</text:p>
          </table:table-cell>
          <table:table-cell/>
        </table:table-row>
        <table:table-row table:style-name="ro1">
          <table:table-cell table:number-columns-repeated="3"/>
        </table:table-row>
        <table:table-row table:style-name="ro1">
          <table:table-cell office:value-type="string" calcext:value-type="string">
            <text:p>00:18:21.163</text:p>
          </table:table-cell>
          <table:table-cell office:value-type="string" calcext:value-type="string">
            <text:p><text:s/>Ne, also es ist am besten eigentlich, wenn ich nur Betten produziere, keine Regale.. Aber, jetzt könnte ich ja auch nochmal schauen. Stühle brauchen ja wirklich fast gar kein Metall. Also vielleicht doch nochmal ein paar weniger Tische machen, und paar mehr Stühle. Naja, toll, ich musst jetzt erstmal schauen - Mein Maximum war 83. Ok.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18:41.913</text:p>
          </table:table-cell>
          <table:table-cell office:value-type="string" calcext:value-type="string">
            <text:p><text:s/>Jetzt mache ich weniger Tische. Nee, das, also weniger Tische und mehr Stühle. Aber so komm ich nur an die 80, und nicht an die 83. Mhh, dann ist es wohl nicht so gut. Ok. Was hab ich jetzt? Jetzt hab ich halt noch super viel in wsc und wsd an Zeit übrig. Und ich habe noch Holz übrig, was war nochmal wsc und wcd? Ok, Regal und Bett, und Holz. Das heißt, ich müsste mehr Betten machen und weniger, mmh... Ich müsste irgendwie mehr Stühle machen, weil die brauchen so wenig Metall, aber die sind halt in wsa und wsb, da habe ich keinen Platz mehr. </text:p>
          </table:table-cell>
          <table:table-cell office:value-type="string" calcext:value-type="string">
            <text:p>RR:26,0,0,2,22,20</text:p>
          </table:table-cell>
        </table:table-row>
        <table:table-row table:style-name="ro1">
          <table:table-cell table:number-columns-repeated="3"/>
        </table:table-row>
        <table:table-row table:style-name="ro1">
          <table:table-cell office:value-type="string" calcext:value-type="string">
            <text:p>00:19:34.413</text:p>
          </table:table-cell>
          <table:table-cell office:value-type="string" calcext:value-type="string">
            <text:p><text:s/>Was ist, wenn ich Tische wegnehme. Stühle hinzunehme - Ohhjaa, also ich habe jetzt Tische weggenommen, Stühle dazugenommen, und Betten dazugenommen. Jetzt habe ich nämlich 93. Und was ist, wenn ich hier was wegnehme, und dafür da noch? Ok, da noch, vielleicht noch ein Regal dazu? Ne, ne, ne. </text:p>
          </table:table-cell>
          <table:table-cell office:value-type="string" calcext:value-type="string">
            <text:p>E(T,S,B,R)</text:p>
          </table:table-cell>
        </table:table-row>
        <table:table-row table:style-name="ro1">
          <table:table-cell table:number-columns-repeated="3"/>
        </table:table-row>
        <table:table-row table:style-name="ro1">
          <table:table-cell office:value-type="string" calcext:value-type="string">
            <text:p>00:20:02.913</text:p>
          </table:table-cell>
          <table:table-cell office:value-type="string" calcext:value-type="string">
            <text:p><text:s/>Ok, 93. Das ist auf jeden Fall besser. Jetzt habe ich sogar noch 2 Metall übrig und 14 Holz, und noch wsc und wsd. Ich müsste jetzt noch, wenn ich jetzt noch wsc und wsd hat noch richtig viel übrig. </text:p>
          </table:table-cell>
          <table:table-cell office:value-type="string" calcext:value-type="string">
            <text:p>RR: 14,2,0,12,16,12</text:p>
          </table:table-cell>
        </table:table-row>
        <table:table-row table:style-name="ro1">
          <table:table-cell table:number-columns-repeated="3"/>
        </table:table-row>
        <table:table-row table:style-name="ro1">
          <table:table-cell office:value-type="string" calcext:value-type="string">
            <text:p>00:20:24.163</text:p>
          </table:table-cell>
          <table:table-cell office:value-type="string" calcext:value-type="string">
            <text:p><text:s/>Wenn ich jetzt noch 1 Metall dazu gewinnen könnte, sagen wir mal einen Stuhl weniger. Dann hätte ich, dann könnte ich noch ein Bett bauen. Ein Stuhl bringt nur 2 und ein Bett bringt 6. Yes. 97! </text:p>
          </table:table-cell>
          <table:table-cell office:value-type="string" calcext:value-type="string">
            <text:p>-S,+B</text:p>
          </table:table-cell>
        </table:table-row>
        <table:table-row table:style-name="ro1">
          <table:table-cell table:number-columns-repeated="3"/>
        </table:table-row>
        <table:table-row table:style-name="ro1">
          <table:table-cell office:value-type="string" calcext:value-type="string">
            <text:p>00:20:40.913</text:p>
          </table:table-cell>
          <table:table-cell office:value-type="string" calcext:value-type="string">
            <text:p><text:s/>Ok, jetzt habe ich halt immer noch Holz. Und wsc und wsd hat immer noch. Hach, wsc und wsd sind so unausgelastet. Da könnte ich noch was bauen, aber ich bräuchte halt Metall. Ich habe auch noch Holz. Und ich hab auch noch - Das heißt, wenn ich noch drei Stühle wegmache, das sind 6 Euro, dann kann ich wieder ein Bett bauen. Das sind dann auch 6 Euro. Das sollte eigentlich, ne, das geht auch irgendwie nicht. Wieso nicht? Wegen Holz? Ne. Ok, komisch. Achso, ja, weil ich bräuchte. Moment, ich mach hier drei weg. Also, 97 ist mein Maximalwert. Dann mache ich hier drei weg, dann habe ich wieder drei Metall übrig, und 26 Holz. Und wenn ich jetzt, dann kann ich ein Bett bauen, ja, und dann bin ich ja auch wieder bei - Das sind jetzt wieder zwei mögliche Lösungen, die auf's Gleiche rauskommen. </text:p>
          </table:table-cell>
          <table:table-cell office:value-type="string" calcext:value-type="string">
            <text:p>--S,+B</text:p>
          </table:table-cell>
        </table:table-row>
        <table:table-row table:style-name="ro1">
          <table:table-cell table:number-columns-repeated="3"/>
        </table:table-row>
        <table:table-row table:style-name="ro1">
          <table:table-cell office:value-type="string" calcext:value-type="string">
            <text:p>00:21:59.663</text:p>
          </table:table-cell>
          <table:table-cell office:value-type="string" calcext:value-type="string">
            <text:p><text:s/>Was ist, wenn ich noch ein Regal bauen könnte? Das hätte, das hätte was. Ok, ja, aber ich habe da ja, habe ich da noch Zeit? Ja, ich hab da noch Zeit. Ok, dann kommt ein Bett wieder weg. Dann habe ich drei Metall und 26 Holz. Wenn ich jetzt noch 2 Stühle wegmache, die ja nur 2 Euro wert sind, dann habe ich wieder fünf Metall, und dann kann ich noch ein Regal bauen. Ne. Scheiße, dafür braucht man ja sieben Metall. Dann mache ich hier wieder die dazu, und hier wieder die weg. Ne. Ja, jetzt, Yes! Jetzt 98 statt 97! Naja gut, meine Arbeitszeit ist auch was wert, ich weiß, das hat jetzt sehr lange gedauert für einen Euro. Aber, jetzt haben wir immer noch ein Metall und jetzt können wir sogar noch einen Stuhl dazu bauen. 100! Ok. Jetzt, ich glaube jetzt reichts. Also ich habe jetzt halt immer noch Zeit in allen Werkstätten, und ich habe immer noch Holz. Aber ich glaub besser wird's nicht. </text:p>
          </table:table-cell>
          <table:table-cell office:value-type="string" calcext:value-type="string">
            <text:p>E(T,S,B,R), RR: 19,0,16,21,8,5 </text:p>
          </table:table-cell>
        </table:table-row>
        <table:table-row table:style-name="ro1">
          <table:table-cell table:number-columns-repeated="3"/>
        </table:table-row>
        <table:table-row table:style-name="ro1">
          <table:table-cell office:value-type="string" calcext:value-type="string">
            <text:p>00:23:14.913</text:p>
          </table:table-cell>
          <table:table-cell office:value-type="string" calcext:value-type="string">
            <text:p><text:s/></text:p>
          </table:table-cell>
          <table:table-cell office:value-type="string" calcext:value-type="string">
            <text:p>Monat 2 beendet (Gold: 100/114, Hergestellt: [11,1,6,3] Möglich: [2,8,0,11])</text:p>
          </table:table-cell>
        </table:table-row>
        <table:table-row table:style-name="ro1">
          <table:table-cell table:number-columns-repeated="3"/>
        </table:table-row>
        <table:table-row table:style-name="ro1">
          <table:table-cell office:value-type="string" calcext:value-type="string">
            <text:p>00:23:16.413</text:p>
          </table:table-cell>
          <table:table-cell office:value-type="string" calcext:value-type="string">
            <text:p><text:s/>Oh nein! Oh, das war ein richtiges Versagen. Also ich bewerte, ich reflektiere meine Lösung. Scheinbar war da noch ordentlich was drin. 100 zu 114, aber wie? Ok, also deutlich weniger Betten, und viel mehr Regale. Okay, gar keine Tische und ganz viele Stühle? Also ich würde jetzt gerne wieder zurück gehen und das mit dem Regler alles einstellen. Aber das geht wohl nicht. Hm, ja, sad, kein Stern. </text:p>
          </table:table-cell>
          <table:table-cell/>
        </table:table-row>
        <table:table-row table:style-name="ro1">
          <table:table-cell table:number-columns-repeated="3"/>
        </table:table-row>
        <table:table-row table:style-name="ro1">
          <table:table-cell office:value-type="string" calcext:value-type="string">
            <text:p>00:23:49.913</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23:53.913</text:p>
          </table:table-cell>
          <table:table-cell office:value-type="string" calcext:value-type="string">
            <text:p><text:s/>Oh, oh, jetzt kriege ich hier wieder gezeigt. Betten werden billiger, Regale bleiben gleich. Tische werden etwas teurer, und Stühle werden teurer. Das heißt ich muss auf jeden Fall viele Regale bauen, weil das habe ich gerade ein bisschen verkackt. </text:p>
          </table:table-cell>
          <table:table-cell/>
        </table:table-row>
        <table:table-row table:style-name="ro1">
          <table:table-cell table:number-columns-repeated="3"/>
        </table:table-row>
        <table:table-row table:style-name="ro1">
          <table:table-cell office:value-type="string" calcext:value-type="string">
            <text:p>00:24:09.913</text:p>
          </table:table-cell>
          <table:table-cell office:value-type="string" calcext:value-type="string">
            <text:p><text:s/></text:p>
          </table:table-cell>
          <table:table-cell office:value-type="string" calcext:value-type="string">
            <text:p>Monat 3 beginnt </text:p>
          </table:table-cell>
        </table:table-row>
        <table:table-row table:style-name="ro1">
          <table:table-cell table:number-columns-repeated="3"/>
        </table:table-row>
        <table:table-row table:style-name="ro1">
          <table:table-cell office:value-type="string" calcext:value-type="string">
            <text:p>00:24:12.913</text:p>
          </table:table-cell>
          <table:table-cell office:value-type="string" calcext:value-type="string">
            <text:p><text:s/>Also, jetzt schau ich mir erstmal wieder, die Fabriken sind immer noch gleich. Ich könnte neun Regale bauen. Oder ich baue fünf Regale und ein paar Stühle oder so. Betten, meine ich. Also, wenn ich nur die Werkstätten c und d mir angucke, dann kann ich entweder zwei Betten und acht Regale bauen und komme auf 90, oder ich baue neun Regale und komme auch auf 90. Das heißt, das sind beides Optionen, und ich muss jetzt mal gucken, wie das mit den Werkstoffen für die andere Werkstatt da funktioniert. </text:p>
          </table:table-cell>
          <table:table-cell office:value-type="string" calcext:value-type="string">
            <text:p>E(R,B) </text:p>
          </table:table-cell>
        </table:table-row>
        <table:table-row table:style-name="ro1">
          <table:table-cell table:number-columns-repeated="3"/>
        </table:table-row>
        <table:table-row table:style-name="ro1">
          <table:table-cell office:value-type="string" calcext:value-type="string">
            <text:p>00:25:07.413</text:p>
          </table:table-cell>
          <table:table-cell office:value-type="string" calcext:value-type="string">
            <text:p><text:s/>Was ist mehr wert? Tische. Also könnte ich irgendwie hier 10 Tische machen und keine Stühle mehr. Wieviel war das jetzt? 130. Ok, wenn ich jetzt Tische runterfahre und Stühle hoch komm ich sogar auf 135. Da kann ich noch ein bisschen rumspielen. Ne, mehr Tische, weniger Stühle, 136. Okay, schön. Weniger Stühle, mehr Tische, 137, 138. Also umso weniger Stühle, umso mehr Tische. Das wird immer besser. Ja, jetzt nicht mehr. Ok, das heißt, Moment.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26:00.664</text:p>
          </table:table-cell>
          <table:table-cell office:value-type="string" calcext:value-type="string">
            <text:p><text:s/>Also, wenn ich neun Tische habe und vier Stühle, dann bin ich bei 138. Mit neun Regalen und null Betten. Jetzt habe ich aber noch sauviel Holz und Metall übrig, und noch ein bisschen viel Stunden in Werkstatt d. Das heißt ich könnte vielleicht noch ein paar Betten bauen. Aber ich habe halt keine Zeit dafür. Fünf und drei sind acht, also Regale brauchen schon mehr Zeit, aber nicht viel mehr. Und sie sind doppelt so viel wert. Also ich schätze, Regale bauen ist schon besser als Betten. Und Werkstä,.. aber ich halt keinen Platz mehr, keine Zeit in wsa und wsb. </text:p>
          </table:table-cell>
          <table:table-cell office:value-type="string" calcext:value-type="string">
            <text:p>RR: 35,81,0,2,1,25</text:p>
          </table:table-cell>
        </table:table-row>
        <table:table-row table:style-name="ro1">
          <table:table-cell table:number-columns-repeated="3"/>
        </table:table-row>
        <table:table-row table:style-name="ro1">
          <table:table-cell office:value-type="string" calcext:value-type="string">
            <text:p>00:26:47.913</text:p>
          </table:table-cell>
          <table:table-cell office:value-type="string" calcext:value-type="string">
            <text:p><text:s/>Also doch mehr Stühle bauen? Hm, hat sich da gerade was verändert? Ja. 137. Jetzt habe ich eine Stunde, na, das bringt mir nichts, eine Stunde in wsc. Das kann doch nicht sein, dass da soviel übrig bleibt. Aber wenn die Stunden ausgenutzt sind, dann kann ich ja nichts machen. Und in wsb muss ich mehr Tische machen. </text:p>
          </table:table-cell>
          <table:table-cell/>
        </table:table-row>
        <table:table-row table:style-name="ro1">
          <table:table-cell table:number-columns-repeated="3"/>
        </table:table-row>
        <table:table-row table:style-name="ro1">
          <table:table-cell office:value-type="string" calcext:value-type="string">
            <text:p>00:27:33.164</text:p>
          </table:table-cell>
          <table:table-cell office:value-type="string" calcext:value-type="string">
            <text:p><text:s/>Ok, vielleicht doch mehr Tische? Ja, 138. Ok. Geht da noch was? wsd hat unfassbar viel Zeit, wsc halt gar nicht. Wenn ich da doch weniger Regale mache und mehr Betten. Ja, das kommt auf's Gleiche raus. Ich kann ein Bett machen und ein Regal weniger, und dann wird's schlechter, wenn ich dann mehr Betten mache. Ne, ne, ne, das lassen wir mal so. Schön viele Regale, die sind schön teuer. Und wenn ich, wenn ich ein Regal weniger mache, kann ich halt auch nicht mehr Stühle oder Tische machen, wegen der Werkstatt. Hm. Also das mit den Regalen bleibt so. </text:p>
          </table:table-cell>
          <table:table-cell office:value-type="string" calcext:value-type="string">
            <text:p>E(T,S,R,B)</text:p>
          </table:table-cell>
        </table:table-row>
        <table:table-row table:style-name="ro1">
          <table:table-cell table:number-columns-repeated="3"/>
        </table:table-row>
        <table:table-row table:style-name="ro1">
          <table:table-cell office:value-type="string" calcext:value-type="string">
            <text:p>00:28:50.413</text:p>
          </table:table-cell>
          <table:table-cell office:value-type="string" calcext:value-type="string">
            <text:p><text:s/>Oder? Ja, doch, das bleibt einfach so. Und dann ist auch ok, dass in wsd noch soviel übrig bleibt. Das einzige Problem ist dann, dass soviel Holz und Metall übrig bleibt. Aber in wsa und wsb habe ich halt auch nichts mehr übrig. Also ich lass das jetzt so. Das ist die beste Lösung. Ahh, ich lehne mich schon wieder sehr weit aus dem Fenster.</text:p>
          </table:table-cell>
          <table:table-cell office:value-type="string" calcext:value-type="string">
            <text:p><text:s/>RR: 35,81,0,2,1,25</text:p>
          </table:table-cell>
        </table:table-row>
        <table:table-row table:style-name="ro1">
          <table:table-cell table:number-columns-repeated="3"/>
        </table:table-row>
        <table:table-row table:style-name="ro1">
          <table:table-cell office:value-type="string" calcext:value-type="string">
            <text:p>00:29:07.414</text:p>
          </table:table-cell>
          <table:table-cell office:value-type="string" calcext:value-type="string">
            <text:p><text:s/>Monat 3 beendet (Gold: 138/138, Hergestellt: [0,9,9,4] Möglich: [2,8,9,4])</text:p>
          </table:table-cell>
          <table:table-cell/>
        </table:table-row>
        <table:table-row table:style-name="ro1">
          <table:table-cell table:number-columns-repeated="3"/>
        </table:table-row>
        <table:table-row table:style-name="ro1">
          <table:table-cell office:value-type="string" calcext:value-type="string">
            <text:p>00:29:08.164</text:p>
          </table:table-cell>
          <table:table-cell office:value-type="string" calcext:value-type="string">
            <text:p><text:s/>Yes, aber es stimmt! Ok, und die haben sich wieder für die andere Lösung entschieden, mit den zwei Betten und den acht Regalen. Aber die hatte ich ja auch, aber, ja, ok, kann man auch so machen. Joa, also, schöne Lösung. Würd ich jetzt mal reflektieren. Glück gehabt. Weiter. Yes, ein Stern!</text:p>
          </table:table-cell>
          <table:table-cell/>
        </table:table-row>
        <table:table-row table:style-name="ro1">
          <table:table-cell table:number-columns-repeated="3"/>
        </table:table-row>
        <table:table-row table:style-name="ro1">
          <table:table-cell office:value-type="string" calcext:value-type="string">
            <text:p>00:29:31.413</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29:34.413</text:p>
          </table:table-cell>
          <table:table-cell office:value-type="string" calcext:value-type="string">
            <text:p><text:s/>Ok, jetzt wird ja alles hier billiger. Also Betten sind nur noch drei wert, Regale sechs, Tische bleiben gleich, und Stühle sind weniger wert. Und ich habe fast gleich viel Holz und Metall.</text:p>
          </table:table-cell>
          <table:table-cell/>
        </table:table-row>
        <table:table-row table:style-name="ro1">
          <table:table-cell table:number-columns-repeated="3"/>
        </table:table-row>
        <table:table-row table:style-name="ro1">
          <table:table-cell office:value-type="string" calcext:value-type="string">
            <text:p>00:29:50.413</text:p>
          </table:table-cell>
          <table:table-cell office:value-type="string" calcext:value-type="string">
            <text:p><text:s/></text:p>
          </table:table-cell>
          <table:table-cell office:value-type="string" calcext:value-type="string">
            <text:p>Monat 4 beginnt</text:p>
          </table:table-cell>
        </table:table-row>
        <table:table-row table:style-name="ro1">
          <table:table-cell table:number-columns-repeated="3"/>
        </table:table-row>
        <table:table-row table:style-name="ro1">
          <table:table-cell office:value-type="string" calcext:value-type="string">
            <text:p>00:29:54.664</text:p>
          </table:table-cell>
          <table:table-cell office:value-type="string" calcext:value-type="string">
            <text:p><text:s/>So, dann schauen wir mal wie das.. Ja, ok, meine normale Vorgehensweise ist ja, erstmal nur Betten und Regale für sich angucken, und Tische und Stühle wegen der Werkstätten. Wenn ich jetzt, sagen wir mal, Regale sind viel mehr wert, das heißt da geh ich mal auf max, da hab ich 54. Und wenn ich auf max gehe bei Betten, da habe ich nur 39. So, das heißt ich würde jetzt mal starten mit 9 Regalen und 0 Betten, und jetzt mal ein Regal weniger, und ein Bett mehr. Jetzt müsste man sich natürlich merken, wieviel man hatte - Ok, 54. Das kriegt man auch, wenn man zwei Betten nimmt und acht Regale. Mit 7 Regalen, das wird dann schlechter. Ok. Wenn wir das so - Na. So. Nene, also es ist schon am besten nur Regale zu produzieren. Keine Betten. Würde ich mal aktuell sagen, so von den Werkstattstunden her.</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31:03.414</text:p>
          </table:table-cell>
          <table:table-cell office:value-type="string" calcext:value-type="string">
            <text:p><text:s/>Jetzt guck ich mir die Werkstattstunden, wsa und wsb an. Da erstmal nur Tische bauen, kriege ich 74. Und wenn ich nur Stühle baue, kriege ich 70. Ok, und jetzt, wenn ich mal Tische bisschen weniger baue, nur vier, und dann noch Stühle, oh da bin ich bei 80. Ok.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31:26.413</text:p>
          </table:table-cell>
          <table:table-cell office:value-type="string" calcext:value-type="string">
            <text:p><text:s/>Dann weniger Tische, mehr Stühle, auch bei 80. Hm, das wird dann nicht mehr besser. Ne, ok. Dann nehme ich irgendwie, was war das? Ja, ne, wo war denn die perfekte? Ich hatte doch eben 80. Ja ok, also vier Tische und fünf Stühle bin ich bei 80, jetzt habe ich auch überhaupt kein Metall mehr übrig, aber, naja, das ist ja das alte Problem mit dem Metall. Aber noch richtig viele Stunden in wsa und wsb. Das sind Stühle und Tische. Das heißt, ich könnte vielleicht noch mehr Tische produzieren, aber die brauchen super viel Metall. Dann müsste ich ja fünf Stühle weniger produzieren, und das hatte ich mir ja eigentlich angeguckt, da bin ich ja bei weniger Geld. Stühle fünf, und Tische vier. Ok, das bringt also nichts. </text:p>
          </table:table-cell>
          <table:table-cell/>
        </table:table-row>
        <table:table-row table:style-name="ro1">
          <table:table-cell table:number-columns-repeated="3"/>
        </table:table-row>
        <table:table-row table:style-name="ro1">
          <table:table-cell office:value-type="string" calcext:value-type="string">
            <text:p>00:32:38.413</text:p>
          </table:table-cell>
          <table:table-cell office:value-type="string" calcext:value-type="string">
            <text:p><text:s/>Ich könnte. Ja, ich könnte noch ein Regal. Sagen wir mal, ein Regal ist nicht viel mehr wert als ein Tisch, aber braucht schon deutlich mehr Ressourcen, vor allem mehr Holz, aber Holz habe ich ja noch übrig. Das heißt, wenn ich mal ein Regal weniger mache, kann ich davon noch einen Tisch machen, das bringt aber nichts. Noch ein Regal weniger, ne das bringt auch nichts. Dann gehen wir wieder hoch bei den Regalen. Jetzt sind wir wieder bei 80. Aber 80 erscheint mir auch bisschen wenig. Wenn ich jetzt sage, ja, beste Lösung, dann kommen die mir hier wieder mit 130 um die Ecke. </text:p>
          </table:table-cell>
          <table:table-cell office:value-type="string" calcext:value-type="string">
            <text:p>E(R,T)</text:p>
          </table:table-cell>
        </table:table-row>
        <table:table-row table:style-name="ro1">
          <table:table-cell table:number-columns-repeated="3"/>
        </table:table-row>
        <table:table-row table:style-name="ro1">
          <table:table-cell office:value-type="string" calcext:value-type="string">
            <text:p>00:33:27.913</text:p>
          </table:table-cell>
          <table:table-cell office:value-type="string" calcext:value-type="string">
            <text:p><text:s/>Joa, dann weiß ich jetzt auch net. Ich habe halt kein Metall mehr. Kann ich mir noch irgendwo Metall besorgen? Bei Regalen. Oh, jetzt ist's Holz leer, wenn ich ganz viele Stühle baue, aber ich bin immer noch bei 80. </text:p>
          </table:table-cell>
          <table:table-cell office:value-type="string" calcext:value-type="string">
            <text:p>E(R,S)</text:p>
          </table:table-cell>
        </table:table-row>
        <table:table-row table:style-name="ro1">
          <table:table-cell table:number-columns-repeated="3"/>
        </table:table-row>
        <table:table-row table:style-name="ro1">
          <table:table-cell office:value-type="string" calcext:value-type="string">
            <text:p>00:33:51.913</text:p>
          </table:table-cell>
          <table:table-cell office:value-type="string" calcext:value-type="string">
            <text:p><text:s/>Wenn ich jetzt, jetzt hab ich noch Metall übrig. Kann ich da noch'n Tisch bauen, wenn ich einen Stuhl weniger mache? Ja! 82! Ok, genius. 82, jetzt habe ich kein Metall mehr und fast kein Holz mehr. Das ist doch schonmal gut. Aber ich habe halt ganz viel Zeit. Also, ich könnte in beiden Werkstättenkombinationen könnte ich noch was bauen, ja, ich könnte theoretisch noch. Zwei Betten bauen von der Zeit her, oder ein Regal. Aber ich habe halt keine Rohstoffe mehr, nä? Deswegen würde ich das jetzt glaube ich eigentlich so lassen. Auf die Gefahr hin, dass es Quatsch ist. </text:p>
          </table:table-cell>
          <table:table-cell office:value-type="string" calcext:value-type="string">
            <text:p><text:s/>RR: 2,0,4,23,6,28</text:p>
          </table:table-cell>
        </table:table-row>
        <table:table-row table:style-name="ro1">
          <table:table-cell table:number-columns-repeated="3"/>
        </table:table-row>
        <table:table-row table:style-name="ro1">
          <table:table-cell office:value-type="string" calcext:value-type="string">
            <text:p>00:34:45.663</text:p>
          </table:table-cell>
          <table:table-cell office:value-type="string" calcext:value-type="string">
            <text:p><text:s/></text:p>
          </table:table-cell>
          <table:table-cell office:value-type="string" calcext:value-type="string">
            <text:p>Monat 4 beendet (Gold: 82/82, Hergestellt: [0,8,5,7] Möglich [0,8,5,7])</text:p>
          </table:table-cell>
        </table:table-row>
        <table:table-row table:style-name="ro1">
          <table:table-cell table:number-columns-repeated="3"/>
        </table:table-row>
        <table:table-row table:style-name="ro1">
          <table:table-cell office:value-type="string" calcext:value-type="string">
            <text:p>00:34:47.163</text:p>
          </table:table-cell>
          <table:table-cell office:value-type="string" calcext:value-type="string">
            <text:p><text:s/>Nein, es ist kein Quatsch! Und ich habe exakt die gleiche Lösung, sehr schön. Also, ich reflektiere meine Lösung als sehr gut. Als optimal, sozusagen. Okay, ein Stern!</text:p>
          </table:table-cell>
          <table:table-cell/>
        </table:table-row>
        <table:table-row table:style-name="ro1">
          <table:table-cell table:number-columns-repeated="3"/>
        </table:table-row>
        <table:table-row table:style-name="ro1">
          <table:table-cell office:value-type="string" calcext:value-type="string">
            <text:p>00:35:00.413</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35:04.163</text:p>
          </table:table-cell>
          <table:table-cell office:value-type="string" calcext:value-type="string">
            <text:p><text:s/>Jetzt werden Betten teurer, Regale, Tische nicht, und Stühle. Ich habe sehr wenig Metall. Das wird schwierig mit dem Metall.</text:p>
          </table:table-cell>
          <table:table-cell/>
        </table:table-row>
        <table:table-row table:style-name="ro1">
          <table:table-cell table:number-columns-repeated="3"/>
        </table:table-row>
        <table:table-row table:style-name="ro1">
          <table:table-cell office:value-type="string" calcext:value-type="string">
            <text:p>00:35:14.663</text:p>
          </table:table-cell>
          <table:table-cell office:value-type="string" calcext:value-type="string">
            <text:p><text:s/></text:p>
          </table:table-cell>
          <table:table-cell office:value-type="string" calcext:value-type="string">
            <text:p>Monat 5 beginnt </text:p>
          </table:table-cell>
        </table:table-row>
        <table:table-row table:style-name="ro1">
          <table:table-cell table:number-columns-repeated="3"/>
        </table:table-row>
        <table:table-row table:style-name="ro1">
          <table:table-cell office:value-type="string" calcext:value-type="string">
            <text:p>00:35:19.413</text:p>
          </table:table-cell>
          <table:table-cell office:value-type="string" calcext:value-type="string">
            <text:p><text:s/>Ok, dann gehe ich jetzt wieder auf meine Werkstätten, wsa und wsb, Tische und Stühle. Was ist mehr wert? Tische. Maximal Tische gibt 32, maximal Stühle gibt 39. Ok. Wenn ich jetzt ein bisschen weniger hier mache, 40, also ist es gut, weniger Stühle und mehr Tische. 41, 42, 43, 44, whoah, das ist ja geil, 45, hä? Das ist ja voll die, 46, nicht 47. Ok, Maximum ist erreicht. Aber wie? So. Also, sechs Stühle und sieben Tische ergeben 46 Euro. Oder welche Währung auch immer. Und damit habe ich auch keine wsa Stunden mehr. Wsa, joa, das ist ok glaube ich, die Werkstätten.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36:27.413</text:p>
          </table:table-cell>
          <table:table-cell office:value-type="string" calcext:value-type="string">
            <text:p><text:s/>Aber jetzt habe ich ja nur noch ein Metall, da kann ich ja gar keine Betten und Regale mehr bauen, das ist ja bescheuert. Ok, ich merke mir die 46 von Tischen und Stühlen und fahr die nochmal auf 0, und schau mal was ich mit Regalen so kriege. Ok, da bin ich direkt bei 48, wenn ich nur Regale produziere. Habe ich aber auch kein Metall mehr. Und wenn ich nur Betten produziere, öh, 91? Okay, dann ist das wohl erstmal das Beste von allem, was ich bisher ausprobiert habe. Ja, weil das braucht so wenig, das verdient relativ viel, nur ganz bisschen weniger als Regale, aber es verbraucht viel weniger Ressourcen. </text:p>
          </table:table-cell>
          <table:table-cell office:value-type="string" calcext:value-type="string">
            <text:p><text:s/>T=0, S=0, Maxout R, MB</text:p>
          </table:table-cell>
        </table:table-row>
        <table:table-row table:style-name="ro1">
          <table:table-cell table:number-columns-repeated="3"/>
        </table:table-row>
        <table:table-row table:style-name="ro1">
          <table:table-cell office:value-type="string" calcext:value-type="string">
            <text:p>00:37:09.413</text:p>
          </table:table-cell>
          <table:table-cell office:value-type="string" calcext:value-type="string">
            <text:p><text:s/>Könnte es sein, dass es einfach gut ist, nur Betten zu produzieren? Naja, man kommt auch auf 91, wenn man nur 12 Betten produziert, aber dafür noch einen Tisch und einen Stuhl. Ein Bett weniger, ah, man kommt auf 93, wenn man vier Stühle, einen Tisch und 11 Betten.. Ok, aber was ist, wenn ich auch noch einen Tisch wegmache? Habe ich dann noch Zeit für einen? Woah, 98. Ok, also Stühle und Betten sind das Ding. </text:p>
          </table:table-cell>
          <table:table-cell office:value-type="string" calcext:value-type="string">
            <text:p>E(B,T,S)</text:p>
          </table:table-cell>
        </table:table-row>
        <table:table-row table:style-name="ro1">
          <table:table-cell table:number-columns-repeated="3"/>
        </table:table-row>
        <table:table-row table:style-name="ro1">
          <table:table-cell office:value-type="string" calcext:value-type="string">
            <text:p>00:37:51.413</text:p>
          </table:table-cell>
          <table:table-cell office:value-type="string" calcext:value-type="string">
            <text:p><text:s/>Wenn ich jetzt wieder ein Bett mehr mache und dafür einen Stuhl weniger - 102! Noch einen Stuhl weniger. Geht nicht, ein Bett mehr. Aber ich könnte noch einen Stuhl mehr machen. 102. Ok. 102, jetzt habe ich noch ein bisschen Holz, aber kein Metall mehr. Und Tische bau ich auf jeden Fall nicht, braucht viel zu viel Metall. Und Stuhl wäre vielleicht noch drin, wenn ich mir noch irgendwo ein Metall und ein Holz. Ne, aber das würde viel zu viel Geld kosten. Ich habe Zeit übrig in wsa und wsb, aber das ist halt nicht rentabel. Scheinbar. Aber wenn ich jetzt schon auf Monat beenden klicke, bin ich vielleicht zu schnell. Aber ich hab Bock, weil, das wirkt mir schon sehr optimal hier. </text:p>
          </table:table-cell>
          <table:table-cell office:value-type="string" calcext:value-type="string">
            <text:p>RR: 3,0,28,54,10,4</text:p>
          </table:table-cell>
        </table:table-row>
        <table:table-row table:style-name="ro1">
          <table:table-cell table:number-columns-repeated="3"/>
        </table:table-row>
        <table:table-row table:style-name="ro1">
          <table:table-cell office:value-type="string" calcext:value-type="string">
            <text:p>00:38:57.163</text:p>
          </table:table-cell>
          <table:table-cell office:value-type="string" calcext:value-type="string">
            <text:p><text:s/>Ok, ich merk mir jetzt mal zwölf Betten und sechs Stühle, das kann man sich ja eigentlich gut merken. Und geh nochmal hier runter, und hier hoch, nur mal so ein bisschen rumprobieren. Ne, ne, aber das wird einfach nicht besser. Das ist jetzt schwer zu entscheiden. Ne, das wird, es wird nicht besser. Ok, also, scheiß mal auf die Werkstattstunden, gucken wir mal die Rohstoffe an. Ich habe noch 3 Holz und kein Metall. Mit drei Holz kann ich noch einen Tisch bauen, aber dafür bräuchte ich fünf Metall. Dafür müsste ich fünf Stühle zurückgeben, das wären 15 Euro, und der Tisch gibt nur vier. Also das ist Quatsch. Mit drei Holz kann ich sonst auch nichts machen, ich könnte höchstens noch. Ja. Wenn ich ein Bett zurückgebe, mach ich doch einfach mal. Muss ich gar nicht rechnen. Ne, es wird nicht besser. <text:s/>Ich krieg's nicht hin. 102. Hatte ich nicht mal 103? Ne, so, Monat beenden. </text:p>
          </table:table-cell>
          <table:table-cell office:value-type="string" calcext:value-type="string">
            <text:p>RR: 3,0,28,54,10,4</text:p>
          </table:table-cell>
        </table:table-row>
        <table:table-row table:style-name="ro1">
          <table:table-cell table:number-columns-repeated="3"/>
        </table:table-row>
        <table:table-row table:style-name="ro1">
          <table:table-cell office:value-type="string" calcext:value-type="string">
            <text:p>00:40:18.664</text:p>
          </table:table-cell>
          <table:table-cell office:value-type="string" calcext:value-type="string">
            <text:p><text:s/></text:p>
          </table:table-cell>
          <table:table-cell office:value-type="string" calcext:value-type="string">
            <text:p>Erkläre deine Lösung</text:p>
          </table:table-cell>
        </table:table-row>
        <table:table-row table:style-name="ro1">
          <table:table-cell table:number-columns-repeated="3"/>
        </table:table-row>
        <table:table-row table:style-name="ro1">
          <table:table-cell office:value-type="string" calcext:value-type="string">
            <text:p>00:40:23.163</text:p>
          </table:table-cell>
          <table:table-cell office:value-type="string" calcext:value-type="string">
            <text:p><text:s/>Ah, jetzt muss ich's auch noch erklären. Also ich habe, meiner Meinung nach ist das die optimale Lösung, weil ich die Rohstoffe komplett ausgenutzt habe, mehr Rohstoffe gibts einfach nicht, und ich hab noch drei Holz übrig. Aber, wenn ich damit noch was bauen wollte, müsste ich von den anderen Möbeln weniger produzieren. Soviel weniger, dass es sich dann nicht lohnt, weil ich dann weniger verdiene. Und deswegen glaube ich, dass meine Lösung optimal, bzw. gut ist. Mich irritiert bisschen, dass ich noch so viele Werkstattstunden übrig habe. Aber ich glaube, dass ich davon einfach dieses Mal super viel habe, und Holz und Metall, besonders eben Metall, der limitierende Faktor sind. Und Regale lohnen sich im Vergleich zu Betten halt gar nicht, weil sie sehr viele mehr Rohstoffe brauchen, aber nur einen Euro mehr geben pro Stück. Und bei Tischen weiß ich's gar nicht mehr so genau, weil dieses Fenster das jetzt verdeckt, wieviel ein Stuhl kostet, aber da ist es ähnlich. Und deswegen denke ich, meine Lösung ist gut. Und jetzt schauen wir mal, ob das stimmt. Ah ne, schauen wir scheinbar nicht. (VP hat nich auf Okay geklickt) Ok, dann kann ich jetzt nochmal den beenden.</text:p>
          </table:table-cell>
          <table:table-cell/>
        </table:table-row>
        <table:table-row table:style-name="ro1">
          <table:table-cell table:number-columns-repeated="3"/>
        </table:table-row>
        <table:table-row table:style-name="ro1">
          <table:table-cell office:value-type="string" calcext:value-type="string">
            <text:p>00:41:34.163</text:p>
          </table:table-cell>
          <table:table-cell office:value-type="string" calcext:value-type="string">
            <text:p><text:s/></text:p>
          </table:table-cell>
          <table:table-cell office:value-type="string" calcext:value-type="string">
            <text:p>Monat 5 beendet (Gold: 102/102, Hergestellt: [12,0,0,6] Möglich: [12,0,0,6])</text:p>
          </table:table-cell>
        </table:table-row>
        <table:table-row table:style-name="ro1">
          <table:table-cell table:number-columns-repeated="3"/>
        </table:table-row>
        <table:table-row table:style-name="ro1">
          <table:table-cell office:value-type="string" calcext:value-type="string">
            <text:p>00:41:33.413</text:p>
          </table:table-cell>
          <table:table-cell office:value-type="string" calcext:value-type="string">
            <text:p><text:s/>Yuchu, meine Lösung ist sowas von gut, und perfekt, und reflektiert und sehr schön. Yes, Stern.</text:p>
          </table:table-cell>
          <table:table-cell/>
        </table:table-row>
        <table:table-row table:style-name="ro1">
          <table:table-cell table:number-columns-repeated="3"/>
        </table:table-row>
        <table:table-row table:style-name="ro1">
          <table:table-cell office:value-type="string" calcext:value-type="string">
            <text:p>00:41:42.913</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41:44.913</text:p>
          </table:table-cell>
          <table:table-cell office:value-type="string" calcext:value-type="string">
            <text:p><text:s/>Okay, noch einen Monat. Dann kündige ich. Betten sind billiger geworden, alles ist billiger geworden, ok. Deflation, sozusagen. </text:p>
          </table:table-cell>
          <table:table-cell/>
        </table:table-row>
        <table:table-row table:style-name="ro1">
          <table:table-cell table:number-columns-repeated="3"/>
        </table:table-row>
        <table:table-row table:style-name="ro1">
          <table:table-cell office:value-type="string" calcext:value-type="string">
            <text:p>00:41:53.913</text:p>
          </table:table-cell>
          <table:table-cell office:value-type="string" calcext:value-type="string">
            <text:p><text:s/></text:p>
          </table:table-cell>
          <table:table-cell office:value-type="string" calcext:value-type="string">
            <text:p>Monat 6 beginnt </text:p>
          </table:table-cell>
        </table:table-row>
        <table:table-row table:style-name="ro1">
          <table:table-cell table:number-columns-repeated="3"/>
        </table:table-row>
        <table:table-row table:style-name="ro1">
          <table:table-cell office:value-type="string" calcext:value-type="string">
            <text:p>00:41:57.164</text:p>
          </table:table-cell>
          <table:table-cell office:value-type="string" calcext:value-type="string">
            <text:p><text:s/>Ich habe sehr viel Rohstoffe, aber nicht so viel Zeit, ok, jetzt ist die Zeit wieder interessant. Die Werkstätten sind gleichgeblieben, ich fange mal an mit Betten und Regalen. Wenn ich nur Regale produziere bin ich bei 63, wenn ich nur Betten produziere bei 65. Weil die weniger Rohstoffe brauchen. Jetzt mache ich mal weniger Betten, bisschen mehr Regale. 67. Schön. 69. 71. Ok. Das war das Beste. Also, 10 Betten und drei Regale sind für die Werkstattstunden am Besten. </text:p>
          </table:table-cell>
          <table:table-cell office:value-type="string" calcext:value-type="string">
            <text:p>E(R,B)</text:p>
          </table:table-cell>
        </table:table-row>
        <table:table-row table:style-name="ro1">
          <table:table-cell table:number-columns-repeated="3"/>
        </table:table-row>
        <table:table-row table:style-name="ro1">
          <table:table-cell office:value-type="string" calcext:value-type="string">
            <text:p>00:42:42.413</text:p>
          </table:table-cell>
          <table:table-cell office:value-type="string" calcext:value-type="string">
            <text:p><text:s/>Dann guck ich jetzt Stühle. Stühle geben ja gar nichts..Ich glaube Stühle bauen ist blöd. Dann bau ich mal Tische. Bin ich bei 98, wenn ich nur Tische baue in den wsa und wsb. Wenn ich nur Tische baue, kann ich keine Stühle, doch! Moment. Ah, ok. Metall ist jetzt wieder limitierend. Okay, hätte ich nicht gedacht. Okay, ich kann neun Tische bauen, dann kann ich aber sogar noch zwei Stühle bauen. Dann bin ich bei 100. Ich habe überall noch ein bisschen Werkstattstunden übrig, vor allen Dingen bei wsa und wsb könnte ich noch. </text:p>
          </table:table-cell>
          <table:table-cell office:value-type="string" calcext:value-type="string">
            <text:p>E(T,S), RR: 27,0,8,4,1,3</text:p>
          </table:table-cell>
        </table:table-row>
        <table:table-row table:style-name="ro1">
          <table:table-cell table:number-columns-repeated="3"/>
        </table:table-row>
        <table:table-row table:style-name="ro1">
          <table:table-cell office:value-type="string" calcext:value-type="string">
            <text:p>00:43:22.413</text:p>
          </table:table-cell>
          <table:table-cell office:value-type="string" calcext:value-type="string">
            <text:p><text:s/>Was könnte ich da noch bauen? Ähh.. Zwei Stühle wären da eigentlich noch drin, aber dafür fehlt mir das Metall. Aber da brauche ich ja nur zwei Metall. Was könnte ich da? Ich könnte ein Bett zurückgeben. Aber Stühle verdienen ja nichts. Das ist ja Quatsch. Ja, indeed. Warum hab ich's ausprobiert, ich wusste doch, dass es so ist. Naja, hat Spaß gemacht. So. 100. </text:p>
          </table:table-cell>
          <table:table-cell/>
        </table:table-row>
        <table:table-row table:style-name="ro1">
          <table:table-cell table:number-columns-repeated="3"/>
        </table:table-row>
        <table:table-row table:style-name="ro1">
          <table:table-cell office:value-type="string" calcext:value-type="string">
            <text:p>00:43:52.113</text:p>
          </table:table-cell>
          <table:table-cell office:value-type="string" calcext:value-type="string">
            <text:p><text:s/>Hm. Ich habe noch so viel Holz. Wo braucht man denn viel Holz, und wenig Metall? Bei Stühlen. Aber ne, ich geb nicht irgendwas zurück, was viel mehr wert ist als ein Stuhl. Ich könnte höchstens überlegen, ja, ich könnte überlegen, ob ich noch einen Tisch zurückgebe, weil der hat super viel Metall. Ja, kommt auf's Gleiche raus. Ich könnte einen Tisch zurückgeben und dafür dann noch Stühle bauen, ziemlich genau drei, glaube ich, dann komme ich aber auch auf 100. Dafür sind die Werkstätten, wsa ist dann bei 0 Stunden. Ich habe noch zwei Metall, das geht aber nicht, was, wenn ich ein Stück zurückgebe, und dafür noch ein Bett baue? Geht nicht, zu wenig Zeit in wsc. Mhh, das bringt auch nichts. Aber jetzt bin ich irgendwie nicht mehr bei meinen 100. Shitty. Jetzt bin ich wieder bei 100. Kann das wirklich 100 sein? </text:p>
          </table:table-cell>
          <table:table-cell office:value-type="string" calcext:value-type="string">
            <text:p>E(T,S,B)</text:p>
          </table:table-cell>
        </table:table-row>
        <table:table-row table:style-name="ro1">
          <table:table-cell table:number-columns-repeated="3"/>
        </table:table-row>
        <table:table-row table:style-name="ro1">
          <table:table-cell office:value-type="string" calcext:value-type="string">
            <text:p>00:45:19.663</text:p>
          </table:table-cell>
          <table:table-cell office:value-type="string" calcext:value-type="string">
            <text:p><text:s/>Ja, also. Es macht ja gar keinen Sinn jetzt ein Regal wegzumachen und dafür noch Stühle zu bauen, das ist ja wirklich Quatsch. Weil das Regal verdient ja super viel. Es kann höchstens noch ein Regal weg, ne. Zwei Regale weg, zwei Betten, ne. Ne, Das wird nicht besser. </text:p>
          </table:table-cell>
          <table:table-cell office:value-type="string" calcext:value-type="string">
            <text:p>E(R,B), RR: 27,0,8,4,1,3</text:p>
          </table:table-cell>
        </table:table-row>
        <table:table-row table:style-name="ro1">
          <table:table-cell table:number-columns-repeated="3"/>
        </table:table-row>
        <table:table-row table:style-name="ro1">
          <table:table-cell office:value-type="string" calcext:value-type="string">
            <text:p>00:45:50.163</text:p>
          </table:table-cell>
          <table:table-cell office:value-type="string" calcext:value-type="string">
            <text:p><text:s/></text:p>
          </table:table-cell>
          <table:table-cell office:value-type="string" calcext:value-type="string">
            <text:p>Erkläre deine Lösung</text:p>
          </table:table-cell>
        </table:table-row>
        <table:table-row table:style-name="ro1">
          <table:table-cell table:number-columns-repeated="3"/>
        </table:table-row>
        <table:table-row table:style-name="ro1">
          <table:table-cell office:value-type="string" calcext:value-type="string">
            <text:p>00:45:52.163</text:p>
          </table:table-cell>
          <table:table-cell office:value-type="string" calcext:value-type="string">
            <text:p><text:s/>So, also ich habe genau diese Anzahl der verschiedenen Möbel gebaut, weil ich denke, dass es nicht besser geht, logischerweise. Also, ich glaube, dass, ich brauche halt zum Beispiel für Stühle brauche ich viel zu viele Ressourcen, deswegen jetzt da noch was zu bauen, also ich könnte noch andere Sache zurückgeben, also nicht bauen, dann hätte ich wieder mehr Metall. Ich habe nämlich jetzt leider kein Metall mehr. Aber wenn ich jetzt noch, also Stühle brauchen halt nur wenig Metall, deshalb könnt ich mir die am ehesten noch leisten, aber die verdienen ja nichts, deswegen ist es dumm, was anderes, was viel mehr bringt, zurückzugeben. Und ich habe jetzt auch nochmal ein bisschen rumprobiert und irgendwie versucht hier nochmal ein bisschen was weg, und da wieder was dazu, aber es wurde nie mehr als 100, es wurde immer weniger. Und deshalb glaube ich, dass meine Lösung richtig ist. Hoffe ich auch.</text:p>
          </table:table-cell>
          <table:table-cell/>
        </table:table-row>
        <table:table-row table:style-name="ro1">
          <table:table-cell table:number-columns-repeated="3"/>
        </table:table-row>
        <table:table-row table:style-name="ro1">
          <table:table-cell office:value-type="string" calcext:value-type="string">
            <text:p>00:46:43.663</text:p>
          </table:table-cell>
          <table:table-cell office:value-type="string" calcext:value-type="string">
            <text:p><text:s/></text:p>
          </table:table-cell>
          <table:table-cell office:value-type="string" calcext:value-type="string">
            <text:p>Monat 6 beendet (Gold: 100/100, Hergestellt: [10,3,9,2] Möglich: [10,3,9,2])</text:p>
          </table:table-cell>
        </table:table-row>
        <table:table-row table:style-name="ro1">
          <table:table-cell table:number-columns-repeated="3"/>
        </table:table-row>
        <table:table-row table:style-name="ro1">
          <table:table-cell office:value-type="string" calcext:value-type="string">
            <text:p>00:46:43.414</text:p>
          </table:table-cell>
          <table:table-cell office:value-type="string" calcext:value-type="string">
            <text:p><text:s/>Yes! Und es stimmt! Ich reflektiere diese Lösung als überaus gut. Und jetzt kriege ich noch einen Stern. Und jetzt bin ich beendet. Und ich habe halt bisschen verkackt bei dem einen, das ist mir ja schon bewusst. Aber, gute Arbeit, angeblich. Sehr schön. Gut. </text:p>
          </table:table-cell>
          <table:table-cell/>
        </table:table-row>
        <table:table-row table:style-name="ro1">
          <table:table-cell table:number-columns-repeated="3"/>
        </table:table-row>
        <table:table-row table:style-name="ro1">
          <table:table-cell office:value-type="string" calcext:value-type="string">
            <text:p>00:46:54.664</text:p>
          </table:table-cell>
          <table:table-cell office:value-type="string" calcext:value-type="string">
            <text:p><text:s/></text:p>
          </table:table-cell>
          <table:table-cell office:value-type="string" calcext:value-type="string">
            <text:p>Jahr beendet (Gold: 651/665, Hergestellt: [33,30,38,26] Möglich: [28,35,32,3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0T19:12:17.508329890</dc:date>
    <meta:editing-duration>PT23S</meta:editing-duration>
    <meta:editing-cycles>1</meta:editing-cycles>
    <meta:document-statistic meta:table-count="1" meta:cell-count="272" meta:object-count="0"/>
    <meta:generator>LibreOffice/6.4.7.2$Linux_X86_64 LibreOffice_project/40$Build-2</meta:generator>
  </office:meta>
</office:document-meta>
</file>